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6378</text:p>
          </table:table-cell>
          <table:table-cell table:style-name="ACE-1" office:value-type="float" office:value="74.099999999999994">
            <text:p>74.1</text:p>
          </table:table-cell>
          <table:table-cell table:style-name="ACE-1" office:value-type="float" office:value="135.84">
            <text:p>135.84</text:p>
          </table:table-cell>
          <table:table-cell table:style-name="ACE-1" office:value-type="float" office:value="1255">
            <text:p>1255</text:p>
          </table:table-cell>
          <table:table-cell table:style-name="ACE-1" office:value-type="float" office:value="99.5">
            <text:p>99.5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75">
            <text:p>3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stratrigraphy</text:p>
          </table:table-cell>
          <table:table-cell table:style-name="ACE-1" office:value-type="string">
            <text:p>New_Siberian_Islands-1</text:p>
          </table:table-cell>
          <table:table-cell table:style-name="ACE-1" office:value-type="float" office:value="74.519999999999996">
            <text:p>74.52</text:p>
          </table:table-cell>
          <table:table-cell table:style-name="ACE-1" office:value-type="float" office:value="136.06">
            <text:p>136.06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arine sediment core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7">
            <text:p>−27</text:p>
          </table:table-cell>
          <table:table-cell table:style-name="ACE-2" office:value-type="float" office:value="1.5931415505221123">
            <text:p>1.59</text:p>
          </table:table-cell>
          <table:table-cell table:style-name="ACE-2" office:value-type="float" office:value="1.5899999999999999">
            <text:p>1.59</text:p>
          </table:table-cell>
          <table:table-cell table:style-name="ACE-2" office:value-type="string">
            <text:p>PolyakovaEtal200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5850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37.81999999999999">
            <text:p>137.82</text:p>
          </table:table-cell>
          <table:table-cell table:style-name="ACE-1" office:value-type="float" office:value="1225">
            <text:p>1225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75">
            <text:p>3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2</text:p>
          </table:table-cell>
          <table:table-cell table:style-name="ACE-1" office:value-type="float" office:value="74.239999999999995">
            <text:p>74.24</text:p>
          </table:table-cell>
          <table:table-cell table:style-name="ACE-1" office:value-type="float" office:value="140.24000000000001">
            <text:p>140.24</text:p>
          </table:table-cell>
          <table:table-cell table:style-name="ACE-1" office:value-type="float" office:value="670">
            <text:p>67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3900000000000001">
            <text:p>2.3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9</text:p>
          </table:table-cell>
          <table:table-cell table:style-name="ACE-1" office:value-type="float" office:value="74.239999999999995">
            <text:p>74.24</text:p>
          </table:table-cell>
          <table:table-cell table:style-name="ACE-1" office:value-type="float" office:value="140.24000000000001">
            <text:p>140.24</text:p>
          </table:table-cell>
          <table:table-cell table:style-name="ACE-1" office:value-type="float" office:value="780">
            <text:p>78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3900000000000001">
            <text:p>2.3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1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40.78">
            <text:p>140.78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900000000000001">
            <text:p>1.8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2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40.78">
            <text:p>140.78</text:p>
          </table:table-cell>
          <table:table-cell table:style-name="ACE-1" office:value-type="float" office:value="490">
            <text:p>49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900000000000001">
            <text:p>1.8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8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141.69999999999999">
            <text:p>141.7</text:p>
          </table:table-cell>
          <table:table-cell table:style-name="ACE-1" office:value-type="float" office:value="1030">
            <text:p>103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">
            <text:p>1.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5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8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">
          <gnm:selection gnm:start-col="9" gnm:start-row="2" gnm:end-col="10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1T06:05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